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2 Évolution des Systèmes d'Information</text:p>
      <text:p text:style-name="Standard"/>
      <text:p text:style-name="P3">Société Générale :</text:p>
      <text:p text:style-name="Standard"/>
      <text:p text:style-name="Standard">1) La Société Générale est une entreprise du secteur bancaire.</text:p>
      <text:p text:style-name="Standard"/>
      <text:p text:style-name="Standard">2) Le projet de la Société Générale est d'accélérer sa transformation numérique, ainsi qu'accentuer la mobilité du travail dans l'entreprise, afin d'être à jour à l'ère du tout-numérique, et profiter des dernières technologies en matière de communication.</text:p>
      <text:p text:style-name="Standard"/>
      <text:p text:style-name="Standard">3) La Société Générale a donc décidé de s'équiper d'une solution bureautique professionnelle complète ainsi que 90 000 tablettes (dans un premier temps)</text:p>
      <text:p text:style-name="Standard"/>
      <text:p text:style-name="Standard">4) Un accord de grande envergure a pour cela été conclu entre la Société Générale et Microsoft.</text:p>
      <text:p text:style-name="Standard"/>
      <text:p text:style-name="Standard">5) La banque acquiert du matériel (ressources), pour que les différentes équipes (personnel) puissent acquérir et communiquer les informations numériquement. Les informations sont traitées et stockées à l'aide des outils Microsoft.</text:p>
      <text:p text:style-name="Standard"/>
      <text:p text:style-name="Standard">6) L'entreprise, grâce à ses tablettes et son nouveau réseau social, va acquérir plus de mobilité, l'information pourra être reçu/traitée n'importe où et n'importe quand, donc le travail pourra s'exporter en dehors de l'Entreprise.</text:p>
      <text:p text:style-name="Standard"/>
      <text:p text:style-name="P3">Aéroport de Nantes :</text:p>
      <text:p text:style-name="Standard"/>
      <text:p text:style-name="Standard">1) L'Aéroport de Nantes est une entreprise du secteur des transports aériens.</text:p>
      <text:p text:style-name="Standard"/>
      <text:p text:style-name="Standard">2) Le DSI de l'aéroport de Nantes a décidé de réformer leur système de gestion de la relation clients, étant donné que l'ancien était complètement dépassé.</text:p>
      <text:p text:style-name="Standard"/>
      <text:p text:style-name="Standard">3) La direction a opté pour la solution E-Deal, système de gestion de management simple à un tarif attractif.</text:p>
      <text:p text:style-name="Standard"/>
      <text:p text:style-name="Standard">4) L'aéroport a conclu un partenariat avec Umanis,</text:p>
      <text:p text:style-name="Standard"/>
      <text:p text:style-name="Standard">5) Le système d'information comporte différentes composantes, que sont <text:span text:style-name="T1">les clients </text:span><text:span text:style-name="Strong_20_Emphasis"><text:span text:style-name="T1">des agences de voyages, tour opérateurs, compagnies aériennes, et leurs milliers de vendeurs.</text:span></text:span><text:span text:style-name="T1"> Ils doivent donc communiquer et s'organiser pour former un système d'informations efficace.</text:span></text:p>
      <text:p text:style-name="P2"><text:span text:style-name="T1"/></text:p>
      <text:p text:style-name="Standard">6) L'Aéroport pourra ainsi coordonner toutes les composantes qui entrent en compte dans le système d'information.</text:p>
      <text:p text:style-name="Standard"/>
      <text:p text:style-name="P3">Pernod Ricard :</text:p>
      <text:p text:style-name="Standard"/>
      <text:p text:style-name="Standard">1) L'entreprise commercialise des boissons alcoolisées.</text:p>
      <text:p text:style-name="Standard"/>
      <text:p text:style-name="Standard">2) Pernod Ricard veut connecter tous ses collaborateurs à son réseau social d'entreprise, pour pouvoir uniformiser son système d'information.</text:p>
      <text:p text:style-name="Standard"/>
      <text:p text:style-name="Standard"/>
      <text:p text:style-name="Standard"><text:soft-page-break/>3) Pernod Ricard a opté pour les solutions Yammer, Chatter, Jive (pour l'aspect social) et Microsoft Sharepoint (pour la gestion de projets)</text:p>
      <text:p text:style-name="Standard"/>
      <text:p text:style-name="Standard">4) Le prestataire est Salesforce.com. L'Entreprise, par extension, choisit des solutions Microsoft.</text:p>
      <text:p text:style-name="Standard"/>
      <text:p text:style-name="Standard">5) </text:p>
      <text:p text:style-name="Standard"/>
      <text:p text:style-name="Standard">6) </text:p>
      <text:p text:style-name="Standard"/>
      <text:p text:style-name="P3">Leroy Merlin</text:p>
      <text:p text:style-name="Standard"/>
      <text:p text:style-name="Standard">1) C'est une entreprise de grande distribution spécialisée dans la construction, le jardinage et le bricolage.</text:p>
      <text:p text:style-name="Standard"/>
      <text:p text:style-name="Standard">2) On veut miniaturiser les postes de travail pour les rendre beaucoup plus mobiles pour ne pas avoir à attendre un poste lib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clusion (rapide) :</text:p>
      <text:p text:style-name="Standard"/>
      <text:p text:style-name="Standard">Les DSI vont chercher à mettre à jour leur système d'information, pour profiter des avantages des dernières technologies numériques pour pouvoir traiter rapidement l'information, avoir une coordination entre tous les collaborat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ZOUHIRI Malik - Groupe B ~ Gestion des S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k Zouhiri</meta:initial-creator>
    <meta:creation-date>2014-09-29T15:06:48.58</meta:creation-date>
    <meta:document-statistic meta:table-count="0" meta:image-count="0" meta:object-count="0" meta:page-count="2" meta:paragraph-count="28" meta:word-count="429" meta:character-count="2876"/>
    <dc:date>2014-09-29T17:05:18.89</dc:date>
    <dc:creator>Malik Zouhiri</dc:creator>
    <meta:editing-duration>PT11M39S</meta:editing-duration>
    <meta:editing-cycles>1</meta:editing-cycles>
    <meta:generator>OpenOffice/4.1.0$Win32 OpenOffice.org_project/410m18$Build-9764</meta:generator>
  </office:meta>
</office:document-meta>
</file>